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FreeMono" svg:font-family="FreeMono" style:font-family-generic="modern" style:font-pitch="fixed"/>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33083" officeooo:paragraph-rsid="00033083"/>
    </style:style>
    <style:style style:name="P2" style:family="paragraph" style:parent-style-name="Standard">
      <style:text-properties officeooo:rsid="00082996" officeooo:paragraph-rsid="00082996"/>
    </style:style>
    <style:style style:name="P3" style:family="paragraph" style:parent-style-name="Standard">
      <style:paragraph-properties fo:text-align="start" style:justify-single-word="false"/>
      <style:text-properties officeooo:rsid="00033083" officeooo:paragraph-rsid="00033083"/>
    </style:style>
    <style:style style:name="P4" style:family="paragraph" style:parent-style-name="Standard">
      <style:paragraph-properties fo:text-align="start" style:justify-single-word="false"/>
      <style:text-properties officeooo:rsid="0009152e" officeooo:paragraph-rsid="0009152e"/>
    </style:style>
    <style:style style:name="P5" style:family="paragraph" style:parent-style-name="Standard">
      <style:paragraph-properties fo:text-align="start" style:justify-single-word="false"/>
      <style:text-properties officeooo:rsid="0006dbac" officeooo:paragraph-rsid="0006dbac"/>
    </style:style>
    <style:style style:name="P6" style:family="paragraph" style:parent-style-name="Standard">
      <style:paragraph-properties fo:text-align="start" style:justify-single-word="false"/>
      <style:text-properties officeooo:rsid="000a3d37" officeooo:paragraph-rsid="000a3d37"/>
    </style:style>
    <style:style style:name="P7" style:family="paragraph" style:parent-style-name="Text_20_body">
      <style:paragraph-properties fo:text-align="justify" style:justify-single-word="false"/>
      <style:text-properties officeooo:rsid="000aa9de" officeooo:paragraph-rsid="000c561b"/>
    </style:style>
    <style:style style:name="P8" style:family="paragraph" style:parent-style-name="Heading_20_2">
      <style:paragraph-properties fo:text-align="start" style:justify-single-word="false"/>
    </style:style>
    <style:style style:name="T1" style:family="text">
      <style:text-properties officeooo:rsid="0009152e"/>
    </style:style>
    <style:style style:name="T2" style:family="text">
      <style:text-properties officeooo:rsid="00095fe6"/>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aa9de" style:font-style-asian="normal" style:font-style-complex="normal"/>
    </style:style>
    <style:style style:name="T6" style:family="text">
      <style:text-properties fo:font-style="normal" officeooo:rsid="000a3d37" style:font-style-asian="normal" style:font-style-complex="normal"/>
    </style:style>
    <style:style style:name="T7" style:family="text">
      <style:text-properties fo:font-style="normal" officeooo:rsid="000acb57" style:font-style-asian="normal" style:font-style-complex="normal"/>
    </style:style>
    <style:style style:name="T8" style:family="text">
      <style:text-properties fo:font-style="normal" officeooo:rsid="0009152e" style:font-style-asian="normal" style:font-style-complex="normal"/>
    </style:style>
    <style:style style:name="T9" style:family="text">
      <style:text-properties fo:font-style="normal" officeooo:rsid="000c561b" style:font-style-asian="normal" style:font-style-complex="normal"/>
    </style:style>
    <style:style style:name="T10" style:family="text">
      <style:text-properties style:text-position="super 58%" fo:font-style="normal" style:font-style-asian="normal" style:font-style-complex="normal"/>
    </style:style>
    <style:style style:name="T11" style:family="text">
      <style:text-properties officeooo:rsid="000aa9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5 Dev Governance – QA Dashboard</text:p>
      <text:p text:style-name="P3"/>
      <text:p text:style-name="P5">QA dashboard contains several gadgets which represent various reports about the QA <text:span text:style-name="T1">life </text:span>cycle of the latest build of a given product. These reports are generated with the information which resides in the WSO2 QA Portal data <text:span text:style-name="T1">stores</text:span>. QA Portal is a tool which helps QA team to manage the QA life cycle of WSO2 products.</text:p>
      <text:p text:style-name="P3"/>
      <text:h text:style-name="P8" text:outline-level="2"><text:span text:style-name="T2">D</text:span>eployment <text:span text:style-name="T2">G</text:span>uide</text:h>
      <text:p text:style-name="P3"/>
      <text:p text:style-name="P4">The solution consists of <text:span text:style-name="T2">three</text:span> main components including two OSGI bundles and a dashboard with five gadgets which <text:span text:style-name="T2">are needed</text:span> to be deployed in <text:a xlink:type="simple" xlink:href="http://wso2.com/products/user-engagement-server/">WSO2 UES</text:a>. <text:line-break/></text:p>
      <text:h text:style-name="Heading_20_3" text:outline-level="3"><text:tab/><text:span text:style-name="T11">Deploying OSGI bundles</text:span></text:h>
      <text:p text:style-name="P6"><text:span text:style-name="T3">QAPortalConnector-1.0.0.jar </text:span>and <text:span text:style-name="T3">QAPortalConnectorImpl-1.0.0.jar </text:span><text:span text:style-name="T4">are the two bundles which contains SPI and API of the QA portal connector. These bundles depend on several 3</text:span><text:span text:style-name="T10">rd</text:span><text:span text:style-name="T4"> party bundles <text:s text:c="2"/>which are available </text:span><text:span text:style-name="T5">in</text:span><text:span text:style-name="T4"> the components folder </text:span><text:span text:style-name="T5">under the solution distribution package</text:span><text:span text:style-name="T4">. All of these jar files are needed to be copied in to the &lt;wso2-ues-root&gt;/repository/components/dropins/ folder.</text:span></text:p>
      <text:p text:style-name="P6"><text:span text:style-name="T4"><text:tab/></text:span></text:p>
      <text:h text:style-name="Heading_20_3" text:outline-level="3"><text:span text:style-name="T4"><text:tab/></text:span><text:span text:style-name="T5">Deploying Dashboard and gadgets</text:span></text:h>
      <text:p text:style-name="P7"><text:span text:style-name="T5">G</text:span><text:span text:style-name="T4">adgets folder of the distribution </text:span><text:span text:style-name="T7">package</text:span><text:span text:style-name="T4"> contains five gadgets. These gadgets </text:span><text:span text:style-name="T7">should</text:span><text:span text:style-name="T4"> be copied to the </text:span><text:span text:style-name="T6">&lt;wso2-ues-root&gt;/repository/</text:span><text:span text:style-name="T4">deployment/server/jaggeryapps/portal/gadgets folder. After that, these gadgets should be published so that they </text:span><text:span text:style-name="T7">will be</text:span><text:span text:style-name="T4"> available in the store. </text:span><text:span text:style-name="T7">See the guide on </text:span><text:a xlink:type="simple" xlink:href="https://docs.wso2.org/display/UES100/Creating+a+Gadget#CreatingaGadget-Publishingagadgettothestore"><text:span text:style-name="T7">publishing gadgets</text:span></text:a><text:span text:style-name="T4">. </text:span><text:span text:style-name="T7">Gadget URL should be the full URL of &lt;gadget-name&gt;.xml file. If you are doing this on a fresh copy of <text:s/></text:span><text:a xlink:type="simple" xlink:href="http://wso2.com/products/user-engagement-server/"><text:span text:style-name="T8">WSO2 UES</text:span></text:a><text:span text:style-name="T8">, </text:span><text:span text:style-name="T7">simply copying the gadgets before the first server startup, will automatically publish all the gadgets.<text:line-break/><text:line-break/></text:span><text:span text:style-name="T9">Next, c</text:span><text:a xlink:type="simple" xlink:href="https://docs.wso2.org/display/UES100/Creating+a+Dashboard"><text:span text:style-name="T9">reate a dashboard </text:span></text:a><text:span text:style-name="T9"><text:s/>named 'QADashboard'. After saving the dashboard, replace apis,js,css folders and index.jag file available in the </text:span><text:span text:style-name="T6">&lt;wso2-ues-root&gt;/repository/</text:span><text:span text:style-name="T4">deployment/server/jaggeryapps/</text:span><text:span text:style-name="T9">QADashboard folder with the same named folders and index.jag file available in the QADashboard folder of the distribution package. Open the index.jag using the editor and replace the hostname and port in the <text:s/>following code line “UESContainer.renderGadget('store-gadget-div', "</text:span><text:a xlink:type="simple" xlink:href="http://localhost:9763/portal/gadgets/show-assets/show-assets.xml"><text:span text:style-name="T9">http://localhost:9763/portal/gadgets/show-assets/show-assets.xml</text:span></text:a><text:span text:style-name="T9">");” (available in the bottom most javascript tag) with the matching host name and port of your UES instance.</text:span></text:p>
      <text:h text:style-name="Heading_20_2" text:outline-level="2"><text:span text:style-name="T2">U</text:span>ser <text:span text:style-name="T2">G</text:span>uide</text:h>
      <text:p text:style-name="P1"/>
      <text:p text:style-name="P1"/>
      <text:h text:style-name="Heading_20_2" text:outline-level="2"><text:span text:style-name="T2">D</text:span>eveloper <text:span text:style-name="T2">G</text:span>uide</text:h>
      <text:p text:style-name="P1"/>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FreeMono" svg:font-family="FreeMono" style:font-family-generic="modern" style:font-pitch="fixed"/>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vith </meta:initial-creator>
    <meta:creation-date>2014-02-27T10:25:45.706907737</meta:creation-date>
    <dc:date>2014-02-28T11:49:35.099627648</dc:date>
    <dc:creator>Kavith </dc:creator>
    <meta:editing-duration>PT1H34M51S</meta:editing-duration>
    <meta:editing-cycles>4</meta:editing-cycles>
    <meta:generator>LibreOffice/4.1.3.2$Linux_X86_64 LibreOffice_project/410m0$Build-2</meta:generator>
    <meta:document-statistic meta:table-count="0" meta:image-count="0" meta:object-count="0" meta:page-count="1" meta:paragraph-count="11" meta:word-count="304" meta:character-count="2164" meta:non-whitespace-character-count="1858"/>
  </office:meta>
</office:document-meta>
</file>